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8d5a" officeooo:paragraph-rsid="00088d5a"/>
    </style:style>
    <style:style style:name="P2" style:family="paragraph" style:parent-style-name="Standard">
      <style:text-properties officeooo:rsid="00088d5a" officeooo:paragraph-rsid="0009f04a"/>
    </style:style>
    <style:style style:name="P3" style:family="paragraph" style:parent-style-name="Standard">
      <style:paragraph-properties fo:text-align="center" style:justify-single-word="false"/>
      <style:text-properties officeooo:rsid="00088d5a" officeooo:paragraph-rsid="00088d5a"/>
    </style:style>
    <style:style style:name="P4" style:family="paragraph" style:parent-style-name="Standard">
      <style:text-properties officeooo:rsid="00098d1e" officeooo:paragraph-rsid="00098d1e"/>
    </style:style>
    <style:style style:name="P5" style:family="paragraph" style:parent-style-name="Standard">
      <style:text-properties officeooo:rsid="00098d1e" officeooo:paragraph-rsid="00098d1e"/>
    </style:style>
    <style:style style:name="P6" style:family="paragraph" style:parent-style-name="Standard">
      <style:text-properties officeooo:rsid="00088d5a" officeooo:paragraph-rsid="00088d5a"/>
    </style:style>
    <style:style style:name="P7" style:family="paragraph" style:parent-style-name="Standard">
      <style:text-properties officeooo:rsid="000c3323" officeooo:paragraph-rsid="000c3323"/>
    </style:style>
    <style:style style:name="T1" style:family="text">
      <style:text-properties officeooo:rsid="0009f04a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c3323" style:font-size-asian="14pt" style:font-weight-asian="bold" style:font-size-complex="14pt" style:font-weight-complex="bold"/>
    </style:style>
    <style:style style:name="T4" style:family="text">
      <style:text-properties officeooo:rsid="000c33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2"><text:tab/></text:span><text:span text:style-name="T3">S’authentifier</text:span></text:p>
      <text:p text:style-name="P1"/>
      <text:p text:style-name="P2">date : <text:span text:style-name="T4">11/10/2016</text:span></text:p>
      <text:p text:style-name="P2"><text:s/>auteurs : <text:span text:style-name="T1">Alexandre </text:span></text:p>
      <text:p text:style-name="P2"/>
      <text:p text:style-name="P2"><text:s/>version :<text:span text:style-name="T1">0.1</text:span></text:p>
      <text:p text:style-name="P2"/>
      <text:p text:style-name="P1">Description : <text:span text:style-name="T4">Un professeur s’authentifie.</text:span></text:p>
      <text:p text:style-name="P1"/>
      <text:p text:style-name="P1">Acteurs : professeur</text:p>
      <text:p text:style-name="P1"/>
      <text:p text:style-name="P1">Pré-conditions  : <text:s/></text:p>
      <text:p text:style-name="P1"/>
      <text:p text:style-name="P1">SN </text:p>
      <text:p text:style-name="P1">1- l'utilisateur <text:span text:style-name="T4">clic sur « se connecter »</text:span></text:p>
      <text:p text:style-name="P1">2- le système affiche le formulaire d’<text:span text:style-name="T4">authetification</text:span></text:p>
      <text:p text:style-name="P1">3- l'utilisateur remplit le formulaire <text:span text:style-name="T4">et clic sur « se connecter </text:span></text:p>
      <text:p text:style-name="P1"><text:span text:style-name="T4">4</text:span>-le système vérifie <text:span text:style-name="T4">si l’identifiant existe</text:span></text:p>
      <text:p text:style-name="P1"><text:span text:style-name="T4">5</text:span>- le système <text:span text:style-name="T4">vérifie si le mot de passe saisie correspond au mot de passe associé avec l’identifiant en base de données</text:span></text:p>
      <text:p text:style-name="P7">6-le system bascule en mode « connecté »</text:p>
      <text:p text:style-name="P1">//<text:span text:style-name="T4">Stockage d’un token d’authentification ?</text:span></text:p>
      <text:p text:style-name="P1"/>
      <text:p text:style-name="P1">Post-condition : <text:span text:style-name="T4">Le professeur est authentifié</text:span></text:p>
      <text:p text:style-name="P1"/>
      <text:p text:style-name="P1">Alternatives</text:p>
      <text:p text:style-name="P4">A1 : <text:span text:style-name="T4">Mauvais identifiant</text:span></text:p>
      <text:p text:style-name="P4">1- en SN<text:span text:style-name="T4">4</text:span> <text:span text:style-name="T4">l’identifiant est inconnu</text:span></text:p>
      <text:p text:style-name="P7">2- retour en SN 2 avec un message d’erreur « Identifiant inconnu »</text:p>
      <text:p text:style-name="P7"/>
      <text:p text:style-name="P7">A2 : Mauvais mot de passe</text:p>
      <text:p text:style-name="P7">1- en SN5 le mot de passe ne correspond pas à celui associé avec l’identifiant en base de données</text:p>
      <text:p text:style-name="P7">2- retour en SN2 avec un message d’erreur « Mauvais mot de passe » </text:p>
      <text:p text:style-name="P1"/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ASSI-BLE </meta:initial-creator>
    <meta:creation-date>2016-10-05T14:31:44.362125502</meta:creation-date>
    <dc:date>2016-10-11T13:57:34.026932098</dc:date>
    <meta:editing-duration>PT16M1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156" meta:character-count="931" meta:non-whitespace-character-count="786"/>
  </office:meta>
</office:document-meta>
</file>